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2">
      <style:text-properties fo:font-weight="bold" style:font-weight-asian="bold" style:font-weight-complex="bold"/>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Heading_20_1">
      <style:paragraph-properties fo:break-before="page"/>
    </style:style>
    <style:style style:name="P37" style:family="paragraph" style:parent-style-name="Table_20_of_20_Contents_20_Page_20_Title" style:master-page-name="Standard">
      <style:paragraph-properties style:page-number="1" fo:break-before="auto" fo:break-after="auto" style:shadow="none"/>
    </style:style>
    <style:style style:name="P38" style:family="paragraph" style:parent-style-name="Title_20_Page_20_Title" style:master-page-name="First_20_Page">
      <style:paragraph-properties fo:text-align="center" style:justify-single-word="false" style:page-number="auto" style:vertical-align="middle"/>
    </style:style>
    <style:style style:name="P39" style:family="paragraph" style:parent-style-name="Contents_20_1">
      <style:paragraph-properties>
        <style:tab-stops>
          <style:tab-stop style:position="7.25in" style:type="right" style:leader-style="dotted" style:leader-text="."/>
        </style:tab-stops>
      </style:paragraph-properties>
    </style:style>
    <style:style style:name="P40" style:family="paragraph" style:parent-style-name="Contents_20_2">
      <style:paragraph-properties>
        <style:tab-stops>
          <style:tab-stop style:position="7.0835in" style:type="right" style:leader-style="dotted" style:leader-text="."/>
        </style:tab-stops>
      </style:paragraph-properties>
    </style:style>
    <style:style style:name="P41" style:family="paragraph" style:parent-style-name="Contents_20_3">
      <style:paragraph-properties>
        <style:tab-stops>
          <style:tab-stop style:position="6.91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Yuma Tools<text:span text:style-name="T3">®</text:span> Quickstart Guide</text:p>
      <text:p text:style-name="P5"/>
      <text:p text:style-name="P6"/>
      <text:p text:style-name="P6"/>
      <text:p text:style-name="P6"/>
      <text:p text:style-name="P7">YANG-Based Unified Modular Automation Tools</text:p>
      <text:p text:style-name="P37">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39">1 Preface<text:tab/>3</text:p>
          <text:p text:style-name="P40">1.1 Legal Statements<text:tab/>3</text:p>
          <text:p text:style-name="P40">1.2 Restricted Rights Legend<text:tab/>3</text:p>
          <text:p text:style-name="P40">1.3 Additional Resources<text:tab/>3</text:p>
          <text:p text:style-name="P41">1.3.1 WEB Sites<text:tab/>3</text:p>
          <text:p text:style-name="P41">1.3.2 Mailing Lists<text:tab/>4</text:p>
          <text:p text:style-name="P40">1.4 Conventions Used in this Document<text:tab/>4</text:p>
          <text:p text:style-name="P39">2 Introduction<text:tab/>5</text:p>
          <text:p text:style-name="P40">2.1 Intended Audience<text:tab/>5</text:p>
          <text:p text:style-name="P40">2.2 What is NETCONF and YANG?<text:tab/>5</text:p>
          <text:p text:style-name="P40">2.3 How Does an Operator Use NETCONF and YANG?<text:tab/>6</text:p>
          <text:p text:style-name="P40">2.4 How Does a Developer Use NETCONF and YANG?<text:tab/>6</text:p>
          <text:p text:style-name="P39">3 Getting Started with toaster.yang<text:tab/>7</text:p>
          <text:p text:style-name="P40">3.1 What is libtoaster?<text:tab/>7</text:p>
          <text:p text:style-name="P40">3.2 Start the netconfd server<text:tab/>7</text:p>
          <text:p text:style-name="P41">3.2.1 Configuration Defaults<text:tab/>8</text:p>
          <text:p text:style-name="P41">3.2.2 SSH Server<text:tab/>8</text:p>
          <text:p text:style-name="P41">3.2.3 NETCONF Server<text:tab/>8</text:p>
          <text:p text:style-name="P40">3.3 Start the yangcli client<text:tab/>9</text:p>
          <text:p text:style-name="P41">3.3.1 Configuration Defaults<text:tab/>9</text:p>
          <text:p text:style-name="P41">3.3.2 Run yangcli<text:tab/>9</text:p>
          <text:p text:style-name="P41">3.3.3 Startup Screen<text:tab/>10</text:p>
          <text:p text:style-name="P41">3.3.4 Command Line Editing<text:tab/>10</text:p>
          <text:p text:style-name="P41">3.3.5 Escape Commands<text:tab/>10</text:p>
          <text:p text:style-name="P40">3.4 Getting Context Sensitive Help<text:tab/>10</text:p>
          <text:p text:style-name="P41">3.4.1 Tab Key for Command Completion<text:tab/>11</text:p>
          <text:p text:style-name="P41">3.4.2 The '?' and '??' Escape Sequences<text:tab/>11</text:p>
          <text:p text:style-name="P41">3.4.3 The 'help' Command<text:tab/>12</text:p>
          <text:p text:style-name="P40">3.5 Start a NETCONF session<text:tab/>12</text:p>
          <text:p text:style-name="P41">3.5.1 The connect Command<text:tab/>13</text:p>
          <text:p text:style-name="P41">3.5.2 Fixing Connection Problems<text:tab/>13</text:p>
          <text:p text:style-name="P40">3.6 Enable Notification Delivery<text:tab/>13</text:p>
          <text:p text:style-name="P40">3.7 Load the Toaster Module<text:tab/>14</text:p>
          <text:p text:style-name="P40">3.8 Enable the Toaster<text:tab/>15</text:p>
          <text:p text:style-name="P41">3.8.1 Lock the Databases<text:tab/>15</text:p>
          <text:p text:style-name="P41">3.8.2 Create the toaster Container<text:tab/>16</text:p>
          <text:p text:style-name="P41">3.8.3 Save the Database Changes<text:tab/>16</text:p>
          <text:p text:style-name="P41">3.8.4 Unlock the Databases<text:tab/>17</text:p>
          <text:p text:style-name="P40">3.9 Get the Toaster State Information<text:tab/>17</text:p>
          <text:p text:style-name="P40">3.10 Start Making Toast<text:tab/>18</text:p>
          <text:p text:style-name="P40">3.11 Stop Making Toast<text:tab/>18</text:p>
          <text:p text:style-name="P40">3.12 Close the NETCONF Session<text:tab/>19</text:p>
          <text:p text:style-name="P39">4 Advanced Topics<text:tab/>20</text:p>
          <text:p text:style-name="P40">4.1 Data Retrieval<text:tab/>20</text:p>
          <text:p text:style-name="P41"><text:soft-page-break/>4.1.1 Basic NETCONF Retrieval Operations<text:tab/>20</text:p>
          <text:p text:style-name="P41">4.1.2 Default Value Filtering<text:tab/>21</text:p>
          <text:p text:style-name="P41">4.1.3 Special Retrieval Operations<text:tab/>21</text:p>
          <text:p text:style-name="P40">4.2 Notifications<text:tab/>22</text:p>
          <text:p text:style-name="P41">4.2.1 Notification Contents<text:tab/>22</text:p>
          <text:p text:style-name="P41">4.2.2 Notification Replay<text:tab/>23</text:p>
          <text:p text:style-name="P41">4.2.3 The interleave capability<text:tab/>24</text:p>
          <text:p text:style-name="P40">4.3 Database Editing<text:tab/>25</text:p>
          <text:p text:style-name="P41">4.3.1 The Target Database<text:tab/>25</text:p>
          <text:p text:style-name="P41">4.3.2 Database Locking<text:tab/>25</text:p>
          <text:p text:style-name="P41">4.3.3 Non-Volatile Storage<text:tab/>26</text:p>
          <text:p text:style-name="P41">4.3.4 Editing Commands<text:tab/>26</text:p>
          <text:p text:style-name="P40">4.4 Access Control<text:tab/>27</text:p>
          <text:p text:style-name="P40">4.5 Variables<text:tab/>27</text:p>
          <text:p text:style-name="P40">4.6 Scripts<text:tab/>29</text:p>
          <text:p text:style-name="P39">5 toaster.yang<text:tab/>30</text:p>
        </text:index-body>
      </text:table-of-content>
      <text:p text:style-name="P3"/>
      <text:h text:style-name="P36"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86366832" text:style-name="L1">
        <text:list-item>
          <text:p text:style-name="P12">Yuma Tools Home Page</text:p>
          <text:list>
            <text:list-item>
              <text:p text:style-name="P14">http://yuma.iwl.com/</text:p>
            </text:list-item>
            <text:list-item>
              <text:p text:style-name="P14">Official home page for Yuma Tools information</text:p>
            </text:list-item>
          </text:list>
        </text:list-item>
      </text:list>
      <text:list xml:id="list387490944" text:style-name="L2">
        <text:list-item>
          <text:p text:style-name="P13">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3"><text:soft-page-break/>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3">NETCONF Working Group Wiki Page</text:p>
          <text:list>
            <text:list-item>
              <text:p text:style-name="P15"><text:a xlink:type="simple" xlink:href="http://trac.tools.ietf.org/wg/netconf/trac/wiki">http://trac.tools.ietf.org/wg/netconf/trac/wiki</text:a></text:p>
            </text:list-item>
            <text:list-item>
              <text:p text:style-name="P15">Free information on NETCONF standardization activities and NETCONF implementations</text:p>
            </text:list-item>
          </text:list>
        </text:list-item>
        <text:list-item>
          <text:p text:style-name="P13">NETCONF WG Status Page</text:p>
          <text:list>
            <text:list-item>
              <text:p text:style-name="P15">http://tools.ietf.org/wg/netconf/</text:p>
            </text:list-item>
            <text:list-item>
              <text:p text:style-name="P15">IETF Internet draft status for NETCONF documents</text:p>
            </text:list-item>
          </text:list>
        </text:list-item>
        <text:list-item>
          <text:p text:style-name="P13">libsmi Home Page</text:p>
          <text:list>
            <text:list-item>
              <text:p text:style-name="P15"><text:a xlink:type="simple" xlink:href="http://www.ibr.cs.tu-bs.de/projects/libsmi/">http://www.ibr.cs.tu-bs.de/projects/libsmi/</text:a></text:p>
            </text:list-item>
            <text:list-item>
              <text:p text:style-name="P15">Free tools such as smidump, to convert SMIv2 to YANG</text:p>
            </text:list-item>
          </text:list>
        </text:list-item>
      </text:list>
      <text:h text:style-name="Heading_20_3" text:outline-level="3"><text:s/>Mailing Lists</text:h>
      <text:list xml:id="list338622112" text:style-name="L3">
        <text:list-item>
          <text:p text:style-name="P17"><text:span text:style-name="Internet_20_link"><text:span text:style-name="T1">NETCONF Working Group</text:span></text:span></text:p>
          <text:list>
            <text:list-item>
              <text:p text:style-name="P17"><text:span text:style-name="Internet_20_link">http://www.ietf.org/html.charters/netconf-charter.html</text:span></text:p>
            </text:list-item>
            <text:list-item>
              <text:p text:style-name="P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7"><text:span text:style-name="Internet_20_link"><text:span text:style-name="T1">NETMOD Working Group</text:span></text:span></text:p>
          <text:list>
            <text:list-item>
              <text:p text:style-name="P17"><text:a xlink:type="simple" xlink:href="http://www.ietf.org/html.charters/netmod-charter.html"><text:span text:style-name="Internet_20_link">http://www.ietf.org/html.charters/netmod-charter.html</text:span></text:a></text:p>
            </text:list-item>
            <text:list-item>
              <text:p text:style-name="P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6"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779861045" text:style-name="L4">
        <text:list-item>
          <text:p text:style-name="P18">extensible YANG identities are use to identify the bread type, instead of a hard-wired enumerated list.</text:p>
        </text:list-item>
        <text:list-item>
          <text:p text:style-name="P18">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8">A simple configuration 'presence container' object is used to enable and disable the toaster service, instead of hard-wiring the toaster service availability.</text:p>
        </text:list-item>
        <text:list-item>
          <text:p text:style-name="P18">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103009378" text:style-name="L5">
        <text:list-item>
          <text:p text:style-name="P19">the server will accept sessions on TCP port 830</text:p>
        </text:list-item>
        <text:list-item>
          <text:p text:style-name="P19">the target database is &lt;candidate&gt;</text:p>
        </text:list-item>
        <text:list-item>
          <text:p text:style-name="P19">no &lt;startup&gt; database (mirrored NV-save)</text:p>
        </text:list-item>
        <text:list-item>
          <text:p text:style-name="P19">the &lt;validate&gt; operation is supported</text:p>
        </text:list-item>
        <text:list-item>
          <text:p text:style-name="P19">the access control mode is 'enforcing'</text:p>
        </text:list-item>
        <text:list-item>
          <text:p text:style-name="P19">the super user account name is 'superuser'</text:p>
        </text:list-item>
        <text:list-item>
          <text:p text:style-name="P19">the server will search startup-cfg.xml using the default search path</text:p>
        </text:list-item>
        <text:list-item>
          <text:p text:style-name="P19">the default &lt;with-defaults&gt; behavior is 'explicit'</text:p>
        </text:list-item>
        <text:list-item>
          <text:p text:style-name="P19">notification replay is enabled with a buffer size of 1000 events and a maximum message burst per session of 10 notifications</text:p>
        </text:list-item>
        <text:list-item>
          <text:p text:style-name="P19">the &lt;hello&gt; exchange timeout is 10 minutes</text:p>
        </text:list-item>
        <text:list-item>
          <text:p text:style-name="P19">the session idle timeout is 1 hour</text:p>
        </text:list-item>
        <text:list-item>
          <text:p text:style-name="P19">the default session indent amount is 3 spaces</text:p>
        </text:list-item>
        <text:list-item>
          <text:p text:style-name="P19">the default session line-size is 72 characters</text:p>
        </text:list-item>
        <text:list-item>
          <text:p text:style-name="P19">violation of strict YANG XML ordering will not cause errors</text:p>
        </text:list-item>
        <text:list-item>
          <text:p text:style-name="P19">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8"/>
      <text:p text:style-name="P8">Port 22</text:p>
      <text:p text:style-name="P8">Port 830</text:p>
      <text:p text:style-name="P8">Subsystem netconf /usr/local/sbin/netconf-subsystem</text:p>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P8"/>
      <text:p text:style-name="Example"><text:span text:style-name="T4">mydir&gt; </text:span><text:span text:style-name="T1">/usr/sbin/netconfd</text:span></text:p>
      <text:p text:style-name="P8">Starting netconfd... </text:p>
      <text:p text:style-name="P8">Copyright (c) 2009, Netconf Central, Inc., All Rights Reserved. </text:p>
      <text:p text:style-name="P8"/>
      <text:p text:style-name="P8">agt: Startup config loaded OK </text:p>
      <text:p text:style-name="P8"><text:s text:c="5"/>Source: /home/joeuser/data/startup-cfg.xml </text:p>
      <text:p text:style-name="P8"/>
      <text:p text:style-name="P10">This example shows that the '$HOME/data' directory in the data search path contained the startup configuration file. <text:s/>If no startup configuration is available, then the server defaults will be used instead.</text:p>
      <text:p text:style-name="Text_20_body"><text:span text:style-name="T4">To start the </text:span><text:span text:style-name="T1">netconfd</text:span><text:span text:style-name="T4"> server in the background:</text:span></text:p>
      <text:p text:style-name="P8"/>
      <text:p text:style-name="Example"><text:span text:style-name="T4">mydir&gt; </text:span><text:span text:style-name="T1">/usr/sbin/netconfd --log=~/mylog &amp;</text:span></text:p>
      <text:p text:style-name="P8">mydir&gt;</text:p>
      <text:p text:style-name="P8"/>
      <text:p text:style-name="P10">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169558444" text:continue-numbering="true" text:style-name="L5">
        <text:list-item>
          <text:p text:style-name="P19">the client will attempt to start sessions on TCP port 830</text:p>
        </text:list-item>
        <text:list-item>
          <text:p text:style-name="P19">the client will attempt to automatically complete partial commands</text:p>
        </text:list-item>
        <text:list-item>
          <text:p text:style-name="P19">the command line history will be automatically loaded upon startup, and saved upon exit</text:p>
        </text:list-item>
        <text:list-item>
          <text:p text:style-name="P19">the client will attempt to automatically load any YANG modules advertised in the server &lt;hello&gt; message</text:p>
        </text:list-item>
        <text:list-item>
          <text:p text:style-name="P19">the client will check before using invalid parameter values</text:p>
        </text:list-item>
        <text:list-item>
          <text:p text:style-name="P19">the plain display mode will be used, with 72 characters per line</text:p>
        </text:list-item>
        <text:list-item>
          <text:p text:style-name="P19">each nest level of displayed data will be indented 3 spaces </text:p>
        </text:list-item>
        <text:list-item>
          <text:p text:style-name="P19">the XML order of messages sent to the server will be corrected, as needed</text:p>
        </text:list-item>
        <text:list-item>
          <text:p text:style-name="P19">the logging level of 'info' is set, and log messages are sent to STDOUT</text:p>
        </text:list-item>
        <text:list-item>
          <text:p text:style-name="P19">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text:soft-page-break/>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1753464934" text:style-name="L6">
        <text:list-item>
          <text:p text:style-name="P20">program version and copyright</text:p>
        </text:list-item>
        <text:list-item>
          <text:p text:style-name="P20">tab key can be used for command and parameter completion</text:p>
        </text:list-item>
        <text:list-item>
          <text:p text:style-name="P20">basic help instructions</text:p>
        </text:list-item>
        <text:list-item>
          <text:p text:style-name="P20">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ext:soft-page-break/>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oft-page-break/><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text:soft-page-break/>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292896232" text:style-name="L7">
        <text:list-item>
          <text:p text:style-name="P21"><text:span text:style-name="T1">user</text:span>: the system (or SSH) user name to use</text:p>
        </text:list-item>
        <text:list-item>
          <text:p text:style-name="P21"><text:span text:style-name="T1">server</text:span>: the IP address or DNS name of the NETCONF server to use</text:p>
        </text:list-item>
        <text:list-item>
          <text:p text:style-name="P21"><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445509699" text:style-name="L8">
        <text:list-item>
          <text:p text:style-name="P22">Make sure the <text:span text:style-name="T1">netconfd</text:span> program is running.</text:p>
        </text:list-item>
        <text:list-item>
          <text:p text:style-name="P22">Make sure the <text:span text:style-name="T1">netconf-subsystem</text:span> program is properly installed.</text:p>
        </text:list-item>
        <text:list-item>
          <text:p text:style-name="P22">Check if the SSH configuration contains the portion for NETCONF.</text:p>
        </text:list-item>
        <text:list-item>
          <text:p text:style-name="P22">If the SSH configuration looks correct, then try restarting the SSH server to make sure that configuration file is the one being used.</text:p>
        </text:list-item>
        <text:list-item>
          <text:p text:style-name="P22">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2">If no firewall or other security measure is blocking TCP port 830, try to establish a normal SSH session with the server.</text:p>
        </text:list-item>
        <text:list-item>
          <text:p text:style-name="P22">If a normal SSH session works correctly, then check the log messages on the NETCONF server for more information.</text:p>
        </text:list-item>
      </text:list>
      <text:h text:style-name="Heading_20_2" text:outline-level="2"><text:s/>Enable Notification Delivery</text:h>
      <text:p text:style-name="Text_20_body"><text:soft-page-break/>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text:soft-page-break/>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ext:soft-page-break/>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P9"/>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andy@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oft-page-break/><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text:soft-page-break/></text:p>
      <text:p text:style-name="Text_20_body">Both commands should return the same data:</text:p>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Stop Making Toast</text:h>
      <text:p text:style-name="Text_20_body"><text:soft-page-break/>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style-name="Example">mydir&gt; </text:p>
      <text:p text:style-name="Example"><text:soft-page-break/></text:p>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324367787" text:style-name="L9">
        <text:list-item>
          <text:p text:style-name="P23"><text:span text:style-name="T1">&lt;get&gt;</text:span>: <text:s/>get state data and the running configuration database.</text:p>
        </text:list-item>
        <text:list-item>
          <text:p text:style-name="P23"><text:span text:style-name="T1">&lt;get-config&gt;</text:span>: get just the specified configuration database.</text:p>
        </text:list-item>
      </text:list>
      <text:p text:style-name="Text_20_body"/>
      <text:p text:style-name="Text_20_body">Each of these operations accepts a &lt;filter&gt; parameter, which has 2 forms:</text:p>
      <text:list xml:id="list2137344877" text:style-name="L10">
        <text:list-item>
          <text:p text:style-name="P24"><text:span text:style-name="T1">subtree filter:</text:span> retrieve just the subtrees in the database that match the XML subtrees in the filter.</text:p>
        </text:list-item>
        <text:list-item>
          <text:p text:style-name="P24"><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345325048" text:style-name="L11">
        <text:list-item>
          <text:p text:style-name="P25"><text:span text:style-name="T1">plain</text:span>: plain NETCONF operation with user-supplied filter</text:p>
        </text:list-item>
        <text:list-item>
          <text:p text:style-name="P25"><text:span text:style-name="T1">subtree</text:span>: XPath path expression or user variable is converted to XML for the &lt;filter&gt; parameter subtree XML.</text:p>
        </text:list-item>
        <text:list-item>
          <text:p text:style-name="P25"><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ext:soft-page-break/>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980891428" text:style-name="L12">
        <text:list-item>
          <text:p text:style-name="P26"><text:span text:style-name="T1">report-all</text:span>: no filtering -- return all nodes even those the server might normally suppress because they are considerer to be default values by the server.</text:p>
        </text:list-item>
        <text:list-item>
          <text:p text:style-name="P26"><text:span text:style-name="T1">trim</text:span>: return all nodes except skip any leaf nodes that match the schema defined default value</text:p>
        </text:list-item>
        <text:list-item>
          <text:p text:style-name="P26"><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text:soft-page-break/>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296288081" text:style-name="L13">
        <text:list-item>
          <text:p text:style-name="P27"><text:span text:style-name="T1">event generation time-stamp</text:span>: This standard NETCONF leaf is always the first child element within the notification element.</text:p>
        </text:list-item>
        <text:list-item>
          <text:p text:style-name="P27"><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7"><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894262802" text:style-name="L14">
        <text:list-item>
          <text:p text:style-name="P28"><text:span text:style-name="T1">startTime</text:span>: the date (or date-and-time) to compare against the event generation time-stamp. <text:s/>Only notification events that occurred after this time are delivered.</text:p>
        </text:list-item>
        <text:list-item>
          <text:p text:style-name="P28"><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725917318" text:style-name="L15">
        <text:list-item>
          <text:p text:style-name="P29">Lock the database(s) that will be affected.</text:p>
        </text:list-item>
        <text:list-item>
          <text:p text:style-name="P29">Use &lt;edit-config&gt; or &lt;copy-config&gt; on the target database to make changes.</text:p>
        </text:list-item>
        <text:list-item>
          <text:p text:style-name="P29">Activate and save the database edits.</text:p>
        </text:list-item>
        <text:list-item>
          <text:p text:style-name="P29">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141619033" text:style-name="L16">
        <text:list-item>
          <text:p text:style-name="P30"><text:span text:style-name="T1">get-locks</text:span>: Wait until all database locks have been acquired or the timeout occurs</text:p>
        </text:list-item>
        <text:list-item>
          <text:p text:style-name="P30"><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431745962" text:style-name="L17">
        <text:list-item>
          <text:p text:style-name="P31"><text:span text:style-name="T1">no startup</text:span>: skip this step and just use factory defaults</text:p>
        </text:list-item>
        <text:list-item>
          <text:p text:style-name="P31"><text:span text:style-name="T1">default startup</text:span>: look for the default <text:span text:style-name="T1">startup-cfg.xml</text:span> file in the configured data path.</text:p>
        </text:list-item>
        <text:list-item>
          <text:p text:style-name="P31"><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404546283" text:style-name="L18">
        <text:list-item>
          <text:p text:style-name="P32">The nodes that currently exist in the target database.</text:p>
        </text:list-item>
        <text:list-item>
          <text:p text:style-name="P32">The nodes that exist in the 'source' of the edits (either the inline &lt;config&gt; element or indirectly through the &lt;url&gt; element.</text:p>
        </text:list-item>
        <text:list-item>
          <text:p text:style-name="P32">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915103399" text:style-name="L19">
        <text:list-item>
          <text:p text:style-name="P33">There are 3 types of access -- read, write, and execute.</text:p>
        </text:list-item>
        <text:list-item>
          <text:p text:style-name="P33">If a user does not have read access to some data, then it is silently omitted from the reply.</text:p>
        </text:list-item>
        <text:list-item>
          <text:p text:style-name="P33">The 'access-denied' error is not generated for read requests. <text:s/>It is only generated for write requests to the database, or &lt;rpc&gt; operation execution requests.</text:p>
        </text:list-item>
        <text:list-item>
          <text:p text:style-name="P33">An access request results in 1 of 2 outcomes: permit or deny</text:p>
        </text:list-item>
        <text:list-item>
          <text:p text:style-name="P33">The server resolves the access request by searching the access control rules. <text:s/>Either an explicit rule will apply, or the default access rights will be checked if no rule is found.</text:p>
        </text:list-item>
        <text:list-item>
          <text:p text:style-name="P33">The default access rights are configurable, but usually set as follows:</text:p>
          <text:list>
            <text:list-item>
              <text:p text:style-name="P33">read access is permitted</text:p>
            </text:list-item>
            <text:list-item>
              <text:p text:style-name="P33">write access is denied</text:p>
            </text:list-item>
            <text:list-item>
              <text:p text:style-name="P33">exec access is permitted</text:p>
            </text:list-item>
          </text:list>
        </text:list-item>
        <text:list-item>
          <text:p text:style-name="P33">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3">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1688987111" text:style-name="L20">
        <text:list-item>
          <text:p text:style-name="P34"><text:soft-page-break/><text:span text:style-name="T1">file variables</text:span>: the variable name is a file name, and the contents of the variable are stored in this file.</text:p>
        </text:list-item>
        <text:list-item>
          <text:p text:style-name="P34"><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P9"/>
      <text:p text:style-name="P10">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11"/>
      <text:p text:style-name="Text_20_body">There are several types of internal variables available in the <text:span text:style-name="T1">yangcli</text:span> program:</text:p>
      <text:list xml:id="list1586588139" text:style-name="L21">
        <text:list-item>
          <text:p text:style-name="P35">read-only system variables ($$USER)</text:p>
        </text:list-item>
        <text:list-item>
          <text:p text:style-name="P35">read-write system variables ($$default-operation)</text:p>
        </text:list-item>
        <text:list-item>
          <text:p text:style-name="P35">global user variables, available at all 'runstack' levels ($$backup)</text:p>
        </text:list-item>
        <text:list-item>
          <text:p text:style-name="P35">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
      <text:p text:style-name="Example">No CLI variables </text:p>
      <text:p text:style-name="Example"/>
      <text:p text:style-name="Example"><text:soft-page-break/>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
      <text:p text:style-name="Example">No local variables </text:p>
      <text:p text:style-name="Example"/>
      <text:p text:style-name="Example"/>
      <text:p text:style-name="Example">yangcli guest@localhost&gt; </text:p>
      <text:p text:style-name="Example"/>
      <text:p text:style-name="Text_20_body"/>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text:soft-page-break/></text:p>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oft-page-break/><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oft-page-break/><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oft-page-break/><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text:soft-page-break/>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oft-page-break/><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6</text:page-number><text:tab/><text:user-defined text:name="Info 1">Version 0.11</text:user-defined></text:p>
      </style:footer>
      <style:footer-left>
        <text:p text:style-name="Footer">Page <text:page-number text:select-page="current">36</text:page-number><text:tab/><text:user-defined text:name="Info 1">Version 0.1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64</meta:editing-cycles>
    <meta:editing-duration>PT232H29M01S</meta:editing-duration>
    <meta:initial-creator>Andy Bierman</meta:initial-creator>
    <dc:date>2010-03-03T13:34:05</dc:date>
    <dc:creator>Andy Bierman</dc:creator>
    <meta:document-statistic meta:table-count="9" meta:image-count="3" meta:object-count="0" meta:page-count="38" meta:paragraph-count="959" meta:word-count="8522" meta:character-count="57908"/>
    <meta:user-defined meta:name="Info 1">Version 0.1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